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GORITHME taille_croix</text:p>
      <text:p text:style-name="Standard"/>
      <text:p text:style-name="Standard">//BUT : l'algorithme demande de saisir un caractère au choix et une taille pour la croix puis affiche une croix avec le cractère et de la taille saisie</text:p>
      <text:p text:style-name="Standard">//DEBUT : l'utilisateur saisit un caractère et une taille</text:p>
      <text:p text:style-name="Standard">//SORTIE : une croix avec ce caractère et la taille </text:p>
      <text:p text:style-name="Standard"/>
      <text:p text:style-name="Standard">VAR Car:CARACTERE</text:p>
      <text:p text:style-name="Standard"><text:tab/>i,j,taille:ENTIER</text:p>
      <text:p text:style-name="Standard"><text:tab/></text:p>
      <text:p text:style-name="Standard">DEBUT</text:p>
      <text:p text:style-name="Standard"><text:tab/>ECRIRE "veuillez saisir un caractère pour votre croix"</text:p>
      <text:p text:style-name="Standard"><text:tab/>LIRE Car</text:p>
      <text:p text:style-name="Standard"><text:tab/>ECRIRE "Veuillez saisir une taille pour votre croix"</text:p>
      <text:p text:style-name="Standard"><text:tab/>LIRE taille</text:p>
      <text:p text:style-name="Standard"><text:tab/>POUR i ALLANT DE 1 A taille FAIRE</text:p>
      <text:p text:style-name="Standard"><text:tab/> <text:s text:c="4"/>POUR j ALLANT DE 1 A taille FAIRE</text:p>
      <text:p text:style-name="Standard"><text:tab/><text:tab/> <text:s text:c="4"/>Si j=i OU j=(taille-(i-1)) ALORS <text:s/><text:span text:style-name="T1">//il marque la caractère si j est égal à i ou à l'inverse de i</text:span></text:p>
      <text:p text:style-name="Standard"><text:tab/><text:tab/><text:tab/>ECRIRE Car</text:p>
      <text:p text:style-name="Standard"><text:tab/><text:tab/> <text:s text:c="4"/>SINON <text:s/><text:span text:style-name="T1"><text:s/>//Sinon il marque un "_" (espace)</text:span></text:p>
      <text:p text:style-name="Standard"><text:tab/><text:tab/><text:tab/>ECRIRE " "</text:p>
      <text:p text:style-name="Standard"><text:tab/><text:tab/> <text:s text:c="4"/>FINSI</text:p>
      <text:p text:style-name="Standard"><text:tab/> <text:s text:c="4"/>FINPOUR<text:tab/></text:p>
      <text:p text:style-name="Standard"><text:tab/>FINPOUR</text:p>
      <text:p text:style-name="Standard">FIN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éo Savio</meta:initial-creator>
    <meta:creation-date>2016-11-14T11:40:42.50</meta:creation-date>
    <meta:document-statistic meta:table-count="0" meta:image-count="0" meta:object-count="0" meta:page-count="1" meta:paragraph-count="22" meta:word-count="125" meta:character-count="741"/>
    <dc:date>2016-11-14T11:42:19.86</dc:date>
    <dc:creator>Léo Savio</dc:creator>
    <meta:editing-duration>PT1M37S</meta:editing-duration>
    <meta:editing-cycles>1</meta:editing-cycles>
    <meta:generator>OpenOffice/4.1.2$Win32 OpenOffice.org_project/412m3$Build-9782</meta:generator>
  </office:meta>
</office:document-meta>
</file>